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253cm" fo:margin-left="0.25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4.751cm"/>
    </style:style>
    <style:style style:name="Tabla1.1" style:family="table-row">
      <style:table-row-properties style:min-row-height="1.22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005cm" fo:keep-together="auto"/>
    </style:style>
    <style:style style:name="Tabla1.3" style:family="table-row">
      <style:table-row-properties style:min-row-height="1.032cm" fo:keep-together="auto"/>
    </style:style>
    <style:style style:name="Tabla2" style:family="table">
      <style:table-properties style:width="17cm" fo:margin-left="0.009cm" fo:margin-top="0cm" fo:margin-bottom="0cm" table:align="left" style:writing-mode="lr-tb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5.6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="0.097cm" fo:border="0.5pt solid #000000" style:writing-mode="lr-tb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0.353cm" fo:orphans="0" fo:widows="0"/>
      <style:text-properties fo:color="#000000" loext:opacity="100%" style:font-name="Times New Roman" fo:font-size="12pt" style:font-size-asian="12pt" style:font-name-complex="Verdana" style:font-size-complex="12pt"/>
    </style:style>
    <style:style style:name="P5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officeooo:rsid="002ce25a" officeooo:paragraph-rsid="002ce25a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0.353cm" fo:text-align="center" style:justify-single-word="false" fo:orphans="0" fo:widows="0">
        <style:tab-stops/>
      </style:paragraph-properties>
      <style:text-properties fo:color="#000000" loext:opacity="100%" style:font-name="Times New Roman" fo:font-size="12pt" fo:font-weight="bold" officeooo:paragraph-rsid="003bbf44" style:font-size-asian="12pt" style:font-weight-asian="bold" style:font-name-complex="Verdana" style:font-size-complex="12pt"/>
    </style:style>
    <style:style style:name="P8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officeooo:rsid="002ce25a" officeooo:paragraph-rsid="002e336a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style:font-size-asian="12pt" style:font-name-complex="Verdana" style:font-size-complex="12pt"/>
    </style:style>
    <style:style style:name="P10" style:family="paragraph" style:parent-style-name="Text_20_body">
      <style:paragraph-properties fo:margin-left="0.275cm" fo:margin-right="0.469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top="0.005cm" fo:margin-bottom="0cm" style:contextual-spacing="false" fo:line-height="0.194cm" fo:text-align="start" style:justify-single-word="false" fo:orphans="0" fo:widows="0"/>
      <style:text-properties fo:color="#000000" loext:opacity="100%" style:font-name="Times New Roman" fo:font-size="12pt" style:font-size-asian="12pt" style:font-name-complex="Verdana" style:font-size-complex="12pt"/>
    </style:style>
    <style:style style:name="P12" style:family="paragraph" style:parent-style-name="Standard">
      <style:paragraph-properties fo:margin-left="0.275cm" fo:margin-right="0.466cm" fo:margin-top="0cm" fo:margin-bottom="0cm" style:contextual-spacing="false" fo:line-height="113%" fo:text-align="start" style:justify-single-word="false" fo:orphans="0" fo:widows="0" fo:text-indent="0cm" style:auto-text-indent="false"/>
      <style:text-properties fo:color="#000000" loext:opacity="100%" style:font-name="Times New Roman" fo:font-size="12pt" officeooo:paragraph-rsid="003310e0" style:font-size-asian="12pt" style:font-name-complex="Verdana" style:font-size-complex="12pt"/>
    </style:style>
    <style:style style:name="P13" style:family="paragraph" style:parent-style-name="Standard">
      <style:paragraph-properties fo:margin-left="0.275cm" fo:margin-right="0.466cm" fo:margin-top="0cm" fo:margin-bottom="0cm" style:contextual-spacing="false" fo:line-height="113%" fo:text-align="start" style:justify-single-word="false" fo:orphans="0" fo:widows="0" fo:text-indent="0cm" style:auto-text-indent="false"/>
      <style:text-properties style:font-name="Times New Roman" fo:font-size="12pt" officeooo:paragraph-rsid="003310e0" style:font-size-asian="12pt" style:font-size-complex="12pt"/>
    </style:style>
    <style:style style:name="P14" style:family="paragraph" style:parent-style-name="Standard">
      <style:paragraph-properties fo:margin-left="0.275cm" fo:margin-right="0.466cm" fo:margin-top="0cm" fo:margin-bottom="0cm" style:contextual-spacing="false" fo:line-height="113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name-complex="Verdana" style:font-size-complex="12pt"/>
    </style:style>
    <style:style style:name="P15" style:family="paragraph" style:parent-style-name="Standard">
      <style:paragraph-properties fo:margin-left="0.275cm" fo:margin-right="0.473cm" fo:margin-top="0cm" fo:margin-bottom="0cm" style:contextual-spacing="false" fo:line-height="113%" fo:text-align="justify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275cm" fo:margin-right="0.473cm" fo:margin-top="0cm" fo:margin-bottom="0cm" style:contextual-spacing="false" fo:line-height="113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17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.275cm" fo:margin-right="0.473cm" fo:margin-top="0cm" fo:margin-bottom="0cm" style:contextual-spacing="false" fo:line-height="113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name-complex="Verdana" style:font-size-complex="12pt"/>
    </style:style>
    <style:style style:name="P20" style:family="paragraph" style:parent-style-name="Standard">
      <style:paragraph-properties fo:margin-left="0.3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name-complex="Verdana" style:font-size-complex="12pt"/>
    </style:style>
    <style:style style:name="P21" style:family="paragraph" style:parent-style-name="Standard">
      <style:paragraph-properties fo:line-height="150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line-height="115%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language-asian="es" style:country-asian="ES" style:font-style-asian="normal" style:font-weight-asian="bold" style:font-size-complex="12pt" style:font-weight-complex="bold"/>
    </style:style>
    <style:style style:name="P24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" fo:font-size="12pt" fo:font-weight="bold" officeooo:paragraph-rsid="002e336a" style:letter-kerning="false" style:font-size-asian="12pt" style:font-weight-asian="bold" style:font-name-complex="Times New Roman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color="#000000" loext:opacity="100%" style:font-name="Times New Roman" fo:font-size="12pt" officeooo:paragraph-rsid="002e336a" style:letter-kerning="false" style:font-size-asian="12pt" style:font-name-complex="Verdana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2pt" fo:font-weight="bold" style:font-size-asian="12pt" style:language-asian="es" style:country-asian="ES" style:font-weight-asian="bold" style:font-size-complex="12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2ce25a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fo:font-family="TimesNewRomanPSMT" style:font-family-generic="roman" style:font-pitch="variable" fo:font-size="10pt" style:font-size-asian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="Verdana" fo:font-size="10pt" style:font-size-asian="10pt" style:font-family-complex="Verdana" style:font-family-generic-complex="system" style:font-pitch-complex="variable" style:font-size-complex="10pt"/>
    </style:style>
    <style:style style:name="T5" style:family="text">
      <style:text-properties officeooo:rsid="003a7e50"/>
    </style:style>
    <style:style style:name="T6" style:family="text">
      <style:text-properties officeooo:rsid="002ce25a"/>
    </style:style>
    <style:style style:name="T7" style:family="text">
      <style:text-properties style:use-window-font-color="true" loext:opacity="0%" fo:font-size="11pt" fo:language="es" fo:country="ES" officeooo:rsid="00bce5d4" style:letter-kerning="true" style:font-name-asian="SimSun1" style:font-size-asian="11pt" style:language-asian="zh" style:country-asian="CN" style:font-family-complex="TimesNewRoman, 'Times New Roman'" style:font-size-complex="11pt" style:language-complex="hi" style:country-complex="IN"/>
    </style:style>
    <style:style style:name="T8" style:family="text">
      <style:text-properties officeooo:rsid="002e336a"/>
    </style:style>
    <style:style style:name="T9" style:family="text">
      <style:text-properties officeooo:rsid="003620c4"/>
    </style:style>
    <style:style style:name="T10" style:family="text">
      <style:text-properties fo:color="#000000" loext:opacity="100%" style:font-name-complex="Verdana"/>
    </style:style>
    <style:style style:name="T11" style:family="text">
      <style:text-properties fo:color="#000000" loext:opacity="100%" style:font-name="Verdana" fo:font-size="5.5pt" style:font-size-asian="5.5pt" style:font-family-complex="Verdana" style:font-family-generic-complex="system" style:font-pitch-complex="variable" style:font-size-complex="5.5pt"/>
    </style:style>
    <style:style style:name="T12" style:family="text">
      <style:text-properties fo:color="#000000" loext:opacity="100%" officeooo:rsid="002ce25a" style:font-name-complex="Verdana"/>
    </style:style>
    <style:style style:name="T13" style:family="text">
      <style:text-properties fo:color="#000000" loext:opacity="100%" fo:letter-spacing="-0.002cm" style:font-name-complex="Verdana"/>
    </style:style>
    <style:style style:name="T14" style:family="text">
      <style:text-properties fo:color="#000000" loext:opacity="100%" fo:letter-spacing="0.002cm" style:font-name-complex="Verdana"/>
    </style:style>
    <style:style style:name="T15" style:family="text">
      <style:text-properties fo:color="#000000" loext:opacity="100%" fo:letter-spacing="0.005cm" style:font-name-complex="Verdana"/>
    </style:style>
    <style:style style:name="T16" style:family="text">
      <style:text-properties fo:color="#000000" loext:opacity="100%" fo:letter-spacing="-0.005cm" style:font-name-complex="Verdana"/>
    </style:style>
    <style:style style:name="T17" style:family="text">
      <style:text-properties fo:color="#000000" loext:opacity="100%" fo:letter-spacing="0.004cm" style:font-name-complex="Verdana"/>
    </style:style>
    <style:style style:name="T18" style:family="text">
      <style:text-properties fo:color="#000000" loext:opacity="100%" fo:letter-spacing="-0.004cm" style:font-name-complex="Verdana"/>
    </style:style>
    <style:style style:name="T19" style:family="text">
      <style:text-properties fo:color="#000000" loext:opacity="100%" fo:letter-spacing="-0.007cm" style:font-name-complex="Verdana"/>
    </style:style>
    <style:style style:name="T20" style:family="text">
      <style:text-properties fo:color="#000000" loext:opacity="100%" fo:letter-spacing="0.007cm" style:font-name-complex="Verdana"/>
    </style:style>
    <style:style style:name="T21" style:family="text">
      <style:text-properties officeooo:rsid="00314e73"/>
    </style:style>
    <style:style style:name="T22" style:family="text">
      <style:text-properties fo:color="#000000" loext:opacity="100%" style:font-name="Verdana" fo:font-size="14pt" style:font-size-asian="14pt" style:font-family-complex="Verdana" style:font-family-generic-complex="system" style:font-pitch-complex="variable" style:font-size-complex="14pt"/>
    </style:style>
    <style:style style:name="T23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name-complex="Verdana" style:font-weight-complex="bold"/>
    </style:style>
    <style:style style:name="T24" style:family="text">
      <style:text-properties fo:font-variant="normal" fo:text-transform="none" fo:color="#000000" loext:opacity="100%" fo:letter-spacing="normal" fo:font-style="normal" fo:font-weight="bold" style:language-asian="es" style:country-asian="ES" style:font-style-asian="normal" style:font-weight-asian="bold" style:font-weight-complex="bold"/>
    </style:style>
    <style:style style:name="T25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weight-complex="bold"/>
    </style:style>
    <style:style style:name="T26" style:family="text">
      <style:text-properties fo:font-variant="normal" fo:text-transform="none" fo:color="#000000" loext:opacity="100%" fo:letter-spacing="0.002cm" fo:font-style="normal" fo:font-weight="bold" style:language-asian="es" style:country-asian="ES" style:font-style-asian="normal" style:font-weight-asian="bold" style:font-weight-complex="bold"/>
    </style:style>
    <style:style style:name="T27" style:family="text">
      <style:text-properties officeooo:rsid="007b29da"/>
    </style:style>
    <style:style style:name="T28" style:family="text">
      <style:text-properties officeooo:rsid="008a0de9"/>
    </style:style>
    <style:style style:name="T29" style:family="text">
      <style:text-properties fo:color="#000000" loext:opacity="100%" fo:font-weight="bold" style:language-asian="es" style:country-asian="ES" style:font-weight-asian="bold" style:font-name-complex="Verdana" style:font-weight-complex="bold"/>
    </style:style>
    <style:style style:name="T30" style:family="text">
      <style:text-properties fo:color="#000000" loext:opacity="100%" fo:letter-spacing="-0.002cm" fo:font-weight="bold" style:language-asian="es" style:country-asian="ES" style:font-weight-asian="bold" style:font-weight-complex="bold"/>
    </style:style>
    <style:style style:name="T31" style:family="text">
      <style:text-properties fo:color="#000000" loext:opacity="100%" fo:font-weight="bold" style:language-asian="es" style:country-asian="ES" style:font-weight-asian="bold" style:font-weight-complex="bold"/>
    </style:style>
    <style:style style:name="T32" style:family="text">
      <style:text-properties fo:color="#000000" loext:opacity="100%" fo:letter-spacing="0.004cm" fo:font-weight="bold" style:language-asian="es" style:country-asian="ES" style:font-weight-asian="bold" style:font-weight-complex="bold"/>
    </style:style>
    <style:style style:name="T33" style:family="text">
      <style:text-properties fo:color="#000000" loext:opacity="100%" fo:letter-spacing="-0.005cm" fo:font-weight="bold" style:language-asian="es" style:country-asian="ES" style:font-weight-asian="bold" style:font-weight-complex="bold"/>
    </style:style>
    <style:style style:name="T34" style:family="text">
      <style:text-properties fo:color="#000000" loext:opacity="100%" fo:letter-spacing="0.002cm" fo:font-weight="bold" style:language-asian="es" style:country-asian="ES" style:font-weight-asian="bold" style:font-weight-complex="bold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7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2" loext:marker-style-name="T1"><text:span text:style-name="T2"/></text:p>
      <text:p text:style-name="P3" loext:marker-style-name="T2"><text:span text:style-name="T3">AUTORIZACIÓN - VIAJE</text:span></text:p>
      <text:p text:style-name="P4" loext:marker-style-name="T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ÍTULO</text:p>
          </table:table-cell>
          <table:table-cell table:style-name="Tabla1.A1" office:value-type="string">
            <text:p text:style-name="P6">[post_title;ope=<text:span text:style-name="T5">utf8,</text:span>upper]</text:p>
          </table:table-cell>
        </table:table-row>
        <table:table-row table:style-name="Tabla1.2">
          <table:table-cell table:style-name="Tabla1.A1" office:value-type="string">
            <text:p text:style-name="P5">LUGAR:</text:p>
          </table:table-cell>
          <table:table-cell table:style-name="Tabla1.A1" office:value-type="string">
            <text:p text:style-name="P7">[<text:span text:style-name="T6">lugar</text:span>;ope=<text:span text:style-name="Fuente_20_de_20_párrafo_20_predeter."><text:span text:style-name="T7">utf8,</text:span></text:span>upper]</text:p>
          </table:table-cell>
        </table:table-row>
        <table:table-row table:style-name="Tabla1.3">
          <table:table-cell table:style-name="Tabla1.A1" office:value-type="string">
            <text:p text:style-name="P5">FECHA:</text:p>
          </table:table-cell>
          <table:table-cell table:style-name="Tabla1.A1" office:value-type="string">
            <text:p text:style-name="P8">De<text:span text:style-name="T8">l</text:span> [fecha_evento_inicio;type='date'] a<text:span text:style-name="T9">l</text:span> [fecha_evento_fin;type='date']</text:p>
          </table:table-cell>
        </table:table-row>
      </table:table>
      <text:p text:style-name="P9" loext:marker-style-name="T4"/>
      <text:p text:style-name="P10" loext:marker-style-name="T2"><text:span text:style-name="T10">Desde [invitante], hemos recibido invitación para asistir a [post_title], cuyo itinerario se adjunta. Tendrá lugar en [lugar], del [fecha_evento_inicio;frm='d'] de [fecha_evento_inicio;frm='mmmm (locale)'] de [fecha_evento_inicio;frm='yyyy'] al [fecha_evento_fin;frm='d'] de [fecha_evento_fin;frm='mmmm (locale)'] de [fecha_evento_fin;frm='yyyy'].</text:span></text:p>
      <text:p text:style-name="P11" loext:marker-style-name="T11"/>
      <text:p text:style-name="P12" loext:marker-style-name="T2">Los principales temas de este encuentro serán:</text:p>
      <text:p text:style-name="P13" loext:marker-style-name="T2"><text:span text:style-name="T10"><text:line-break/></text:span><text:span text:style-name="T12">[temas;type='textarea']</text:span></text:p>
      <text:p text:style-name="P14" loext:marker-style-name="T11"/>
      <text:p text:style-name="P15" loext:marker-style-name="T2"><text:span text:style-name="T13">E</text:span><text:span text:style-name="T10">s</text:span><text:span text:style-name="T14"> </text:span><text:span text:style-name="T13">p</text:span><text:span text:style-name="T10">or</text:span><text:span text:style-name="T15"> </text:span><text:span text:style-name="T16">e</text:span><text:span text:style-name="T14">ll</text:span><text:span text:style-name="T10">o</text:span><text:span text:style-name="T14"> </text:span><text:span text:style-name="T13">q</text:span><text:span text:style-name="T14">u</text:span><text:span text:style-name="T10">e</text:span><text:span text:style-name="T17"> </text:span><text:span text:style-name="T10">se con</text:span><text:span text:style-name="T18">s</text:span><text:span text:style-name="T14">i</text:span><text:span text:style-name="T13">de</text:span><text:span text:style-name="T19">r</text:span><text:span text:style-name="T10">a</text:span><text:span text:style-name="T14"> d</text:span><text:span text:style-name="T10">e sumo</text:span><text:span text:style-name="T14"> i</text:span><text:span text:style-name="T13">n</text:span><text:span text:style-name="T10">t</text:span><text:span text:style-name="T13">e</text:span><text:span text:style-name="T10">r</text:span><text:span text:style-name="T13">é</text:span><text:span text:style-name="T10">s</text:span><text:span text:style-name="T15"> </text:span><text:span text:style-name="T14">l</text:span><text:span text:style-name="T10">a</text:span><text:span text:style-name="T14"> </text:span><text:span text:style-name="T10">a</text:span><text:span text:style-name="T18">s</text:span><text:span text:style-name="T14">i</text:span><text:span text:style-name="T10">s</text:span><text:span text:style-name="T13">te</text:span><text:span text:style-name="T14">n</text:span><text:span text:style-name="T10">c</text:span><text:span text:style-name="T13">i</text:span><text:span text:style-name="T10">a</text:span><text:span text:style-name="T15"> </text:span><text:span text:style-name="T10">y</text:span><text:span text:style-name="T14"> </text:span><text:span text:style-name="T10">se so</text:span><text:span text:style-name="T13">l</text:span><text:span text:style-name="T14">i</text:span><text:span text:style-name="T18">c</text:span><text:span text:style-name="T14">i</text:span><text:span text:style-name="T10">ta</text:span><text:span text:style-name="T15"> </text:span><text:span text:style-name="T13">l</text:span><text:span text:style-name="T10">a</text:span><text:span text:style-name="T14"> </text:span><text:span text:style-name="T10">auto</text:span><text:span text:style-name="T18">r</text:span><text:span text:style-name="T14">iz</text:span><text:span text:style-name="T10">a</text:span><text:span text:style-name="T18">c</text:span><text:span text:style-name="T14">i</text:span><text:span text:style-name="T10">ón</text:span><text:span text:style-name="T17"> </text:span><text:span text:style-name="T13">p</text:span><text:span text:style-name="T18">a</text:span><text:span text:style-name="T19">r</text:span><text:span text:style-name="T10">a</text:span><text:span text:style-name="T15"> </text:span><text:span text:style-name="T10">a</text:span><text:span text:style-name="T18">c</text:span><text:span text:style-name="T14">u</text:span><text:span text:style-name="T13">d</text:span><text:span text:style-name="T14">i</text:span><text:span text:style-name="T10">r</text:span><text:span text:style-name="T17"> </text:span><text:span text:style-name="T18">a</text:span><text:span text:style-name="T10">l</text:span><text:span text:style-name="T20"> </text:span><text:span text:style-name="T18">m</text:span><text:span text:style-name="T14">i</text:span><text:span text:style-name="T10">s</text:span><text:span text:style-name="T13">m</text:span><text:span text:style-name="T10">o</text:span><text:span text:style-name="T14"> d</text:span><text:span text:style-name="T10">e </text:span><text:span text:style-name="T12">las siguientes personas</text:span><text:span text:style-name="T10">:</text:span></text:p>
      <text:p text:style-name="P16" loext:marker-style-name="T2"/>
      <table:table table:name="Tabla2" table:style-name="Tabla2">
        <table:table-column table:style-name="Tabla2.A"/>
        <table:table-column table:style-name="Tabla2.B"/>
        <table:table-column table:style-name="Tabla2.A"/>
        <table:table-row table:style-name="Tabla2.1">
          <table:table-cell table:style-name="Tabla2.A1" office:value-type="string">
            <text:p text:style-name="P17">Apellido 1</text:p>
          </table:table-cell>
          <table:table-cell table:style-name="Tabla2.A1" office:value-type="string">
            <text:p text:style-name="P17">Apellido 2</text:p>
          </table:table-cell>
          <table:table-cell table:style-name="Tabla2.C1" office:value-type="string">
            <text:p text:style-name="P17">Nombre</text:p>
          </table:table-cell>
        </table:table-row>
        <table:table-row table:style-name="Tabla2.1">
          <table:table-cell table:style-name="Tabla2.A2" office:value-type="string">
            <text:p text:style-name="P18">[asistentes.apellido1;block=tbs:row;type='text';title='Apellido 1';placeholder='Apellido 2']</text:p>
          </table:table-cell>
          <table:table-cell table:style-name="Tabla2.A2" office:value-type="string">
            <text:p text:style-name="P18">[asistentes.apellido<text:span text:style-name="T21">2</text:span>;type='text';title='Apellido 2';placeholder='Apellido 2']</text:p>
          </table:table-cell>
          <table:table-cell table:style-name="Tabla2.C2" office:value-type="string">
            <text:p text:style-name="P18">[asistentes.nombre;type='text';title='Nombre';placeholder='Nombre']</text:p>
          </table:table-cell>
        </table:table-row>
      </table:table>
      <text:p text:style-name="P19" loext:marker-style-name="T2"/>
      <text:p text:style-name="P20" loext:marker-style-name="T22"/>
      <text:p text:style-name="P21" loext:marker-style-name="T1"><text:span text:style-name="T10">Los gastos de desplazamiento, alojamiento y dietas serán a cargo de [pagador].</text:span></text:p>
      <text:p text:style-name="P21" loext:marker-style-name="T1"><text:span text:style-name="T10"/></text:p>
      <text:p text:style-name="P22" loext:marker-style-name="T2"><text:span text:style-name="T23">P</text:span><text:span text:style-name="T24">R</text:span><text:span text:style-name="T25">O</text:span><text:span text:style-name="T26">P</text:span><text:span text:style-name="T25">O</text:span><text:span text:style-name="T24">N</text:span><text:span text:style-name="T25">GO</text:span><text:span text:style-name="T24">.</text:span></text:p>
      <text:p text:style-name="P23" loext:marker-style-name="T2"/>
      <text:p text:style-name="P24"><text:span text:style-name="T27">EL RESPONSABLE</text:span> DE<text:span text:style-name="T28">L</text:span> SERVICIO DE ORDENACIÓN DE LAS ENSEÑANZAS</text:p>
      <text:p text:style-name="P25">_________________________________________________________________</text:p>
      <text:p text:style-name="P26" loext:marker-style-name="T1"><text:span text:style-name="T10"/></text:p>
      <text:p text:style-name="P27" loext:marker-style-name="T2"><text:soft-page-break/><text:span text:style-name="T29">C</text:span><text:span text:style-name="T30">O</text:span><text:span text:style-name="T31">N</text:span><text:span text:style-name="T30">FO</text:span><text:span text:style-name="T31">RME</text:span><text:span text:style-name="T32"> </text:span><text:span text:style-name="T31">C</text:span><text:span text:style-name="T33">O</text:span><text:span text:style-name="T31">N LO</text:span><text:span text:style-name="T34"> </text:span><text:span text:style-name="T30">Q</text:span><text:span text:style-name="T31">UE </text:span><text:span text:style-name="T30">S</text:span><text:span text:style-name="T31">E </text:span><text:span text:style-name="T30">P</text:span><text:span text:style-name="T31">R</text:span><text:span text:style-name="T30">O</text:span><text:span text:style-name="T34">P</text:span><text:span text:style-name="T30">O</text:span><text:span text:style-name="T31">NE <text:s/>AUTORIZO</text:span></text:p>
      <text:p text:style-name="P28" loext:marker-style-name="T2"/>
      <text:p text:style-name="P29"><text:span text:style-name="Fuente_20_de_20_párrafo_20_predeter."><text:span text:style-name="T35">E</text:span></text:span><text:span text:style-name="Fuente_20_de_20_párrafo_20_predeter."><text:span text:style-name="T36">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1" fo:font-family="Calibri" style:font-family-generic="swiss" style:font-pitch="variable" fo:font-size="11pt" fo:language="es" fo:country="ES" style:letter-kerning="true" style:font-name-asian="Calibri1" style:font-family-asian="Calibri" style:font-family-generic-asian="swiss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_20__28_WW_29_">
      <style:paragraph-properties fo:text-align="start" style:justify-single-word="false" fo:orphans="2" fo:widows="2" fo:padding="0cm" fo:border="none" style:shadow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Trebuchet MS1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1" fo:font-family="Calibri" style:font-family-generic="swiss" style:font-pitch="variable" fo:font-size="11pt" fo:language="es" fo:country="ES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Default_20_Paragraph_20_Font_20__28_WW_29_" style:display-name="Default Paragraph Font (WW)" style:family="text"/>
    <style:style style:name="Título_20_Car" style:display-name="Título Car" style:family="text">
      <style:text-properties fo:color="#000000" loext:opacity="100%" style:font-name="Arial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Texto_20_independiente_20_Car" style:display-name="Texto independiente Car" style:family="text">
      <style:text-properties fo:color="#000000" loext:opacity="100%" style:font-name="Trebuchet MS" fo:font-family="'Trebuchet MS'" style:font-family-generic="roman" style:font-pitch="variable" fo:font-size="7pt" style:font-name-asian="Trebuchet MS2" style:font-family-asian="'Trebuchet MS'" style:font-family-generic-asian="system" style:font-pitch-asian="variable" style:font-size-asian="7pt" style:language-asian="es" style:country-asian="ES" style:font-name-complex="Trebuchet MS2" style:font-family-complex="'Trebuchet MS'" style:font-family-generic-complex="system" style:font-pitch-complex="variable" style:font-size-complex="7pt"/>
    </style:style>
    <style:style style:name="Título_20_2_20_Car" style:display-name="Título 2 Car" style:family="text">
      <style:text-properties fo:color="#000000" loext:opacity="100%" style:font-name="Lucida Sans Unicode" fo:font-family="'Lucida Sans Unicode'" style:font-family-generic="roman" style:font-pitch="variable" fo:font-size="9pt" style:font-name-asian="Lucida Sans Unicode1" style:font-family-asian="'Lucida Sans Unicode'" style:font-family-generic-asian="system" style:font-pitch-asian="variable" style:font-size-asian="9pt" style:language-asian="es" style:country-asian="ES" style:font-name-complex="Lucida Sans Unicode1" style:font-family-complex="'Lucida Sans Unicode'" style:font-family-generic-complex="system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1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4.3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text:anchor-type="char" draw:z-index="1" draw:name="Forma 1" draw:style-name="Mgr1" draw:text-style-name="MP3" svg:width="29.848cm" svg:height="1.2cm" draw:transform="rotate (1.5707963267949) translate (-1.920875cm 27.5960416666667cm)"><draw:text-box><text:p text:style-name="MP2"><text:span text:style-name="MT1">Avda. Buenos Aires 3-5, Edf. Tres de Mayo Planta 4ª <text:s/>| CP 38071 Santa Cruz de Tenerife <text:s/>| <text:s/>Tfno: 922 42 35 00 <text:s text:c="3"/>| Fax: 922 42 38 06</text:span></text:p><text:p text:style-name="MP2"><text:span text:style-name="MT1">Calle Granadera Canaria 2, Edf. Granadera Canaria Planta 1 ª <text:s/>| <text:s/>CP 35071 Las Palmas de Gran Canaria <text:s/>| <text:s/>Tfno: 928 45 54 00 <text:s/>|Fax: 928 45 57 42</text:span></text:p></draw:text-box></draw:frame><draw:frame draw:style-name="Mfr1" draw:name="Imagen2 Copy 1" text:anchor-type="char" svg:x="0.15cm" svg:y="0.078cm" svg:width="9.349cm" svg:height="2.17cm" draw:z-index="0"><draw:image xlink:href="Pictures/100000010000044D000000F6F396B0D7.png" xlink:type="simple" xlink:show="embed" xlink:actuate="onLoad" draw:mime-type="image/png"/></draw:frame><text:tab/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7T12:47:46.338000000</meta:creation-date>
    <meta:editing-cycles>44</meta:editing-cycles>
    <meta:editing-duration>PT8H20M8S</meta:editing-duration>
    <meta:generator>LibreOffice/25.8.3.2$MacOSX_AARCH64 LibreOffice_project/8ca8d55c161d602844f5428fa4b58097424e324e</meta:generator>
    <dc:date>2025-12-03T06:06:10.228032000</dc:date>
    <meta:document-statistic meta:table-count="2" meta:image-count="1" meta:object-count="0" meta:page-count="2" meta:paragraph-count="24" meta:word-count="128" meta:character-count="1304" meta:non-whitespace-character-count="1194"/>
  </office:meta>
</office:document-meta>
</file>